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52000002ED8AB6960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SansSerif"/>
    </style:style>
    <style:style style:name="P2" style:family="paragraph" style:parent-style-name="Standard">
      <style:text-properties style:font-name="SansSerif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SansSerif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5" text:anchor-type="paragraph" svg:width="15.714cm" svg:height="19.816cm" draw:z-index="0"><draw:image xlink:href="Pictures/1000020100000252000002ED8AB69604.png" xlink:type="simple" xlink:show="embed" xlink:actuate="onLoad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3">Author:<text:tab/>Jean Pierre Charras</text:p>
      <text:p text:style-name="P3">Version<text:tab/>August 2011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.175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creation-date>2005-07-07T17:46:53</meta:creation-date>
    <dc:date>2011-08-20T09:13:28.06</dc:date>
    <dc:language>es-ES</dc:language>
    <meta:editing-cycles>7</meta:editing-cycles>
    <meta:editing-duration>PT16M31S</meta:editing-duration>
    <meta:document-statistic meta:table-count="0" meta:image-count="1" meta:object-count="0" meta:page-count="1" meta:paragraph-count="2" meta:word-count="7" meta:character-count="46" meta:non-whitespace-character-count="41"/>
    <meta:user-defined meta:name="Info 1"/>
    <meta:user-defined meta:name="Info 2"/>
    <meta:user-defined meta:name="Info 3"/>
    <meta:user-defined meta:name="Info 4"/>
  </office:meta>
</office:document-meta>
</file>